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ff3333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3333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color="#ff3333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fo:color="#333333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4">██████╗ ██╗███████╗███╗ <text:s text:c="2"/>███╗ <text:s text:c="6"/>██████╗███████╗██╗ <text:s/>██╗</text:span></text:p>
      <text:p text:style-name="P5"><text:span text:style-name="T4">██╔══██╗██║██╔════╝████╗ ████║ <text:s text:c="5"/>██╔════╝██╔════╝██║ <text:s/>██║</text:span></text:p>
      <text:p text:style-name="P5"><text:span text:style-name="T4">██████╔╝██║███████╗██╔████╔██║█████╗██║ <text:s text:c="4"/>███████╗███████║</text:span></text:p>
      <text:p text:style-name="P5"><text:span text:style-name="T4">██╔══██╗██║╚════██║██║╚██╔╝██║╚════╝██║ <text:s text:c="4"/>╚════██║██╔══██║</text:span></text:p>
      <text:p text:style-name="P5"><text:span text:style-name="T4">██║ <text:s/>██║██║███████║██║ ╚═╝ ██║ <text:s text:c="5"/>╚██████╗███████║██║ <text:s/>██║</text:span></text:p>
      <text:p text:style-name="P5"><text:span text:style-name="T4">╚═╝ <text:s/>╚═╝╚═╝╚══════╝╚═╝ <text:s text:c="4"/>╚═╝ <text:s text:c="6"/>╚═════╝╚══════╝╚═╝ <text:s/>╚═╝</text:span></text:p>
      <text:p text:style-name="P6"/>
      <text:p text:style-name="P5"><text:span text:style-name="T4"><text:tab/></text:span><text:span text:style-name="T5">Robosane</text:span><text:span text:style-name="T4"> Interactive Systems Management - Client Systems Helper</text:span></text:p>
      <text:p text:style-name="P5"><text:span text:style-name="T4"><text:tab/>"A helpful humorous inhuman assistant to your computer."</text:span></text:p>
      <text:p text:style-name="P6"/>
      <text:p text:style-name="P5"><text:span text:style-name="T4">The RISM-CSH (Client Systems Helper) is provided for the members, users, and customers of </text:span><text:span text:style-name="T5">Robosane</text:span></text:p>
      <text:p text:style-name="P5"><text:span text:style-name="T4">in the hopes that they will find this software useful in some aspect.</text:span></text:p>
      <text:p text:style-name="P6"/>
      <text:p text:style-name="P5"><text:span text:style-name="T4">While it maintains similarities to the original RISM System, it's functions are changed to help</text:span></text:p>
      <text:p text:style-name="P5"><text:span text:style-name="T4">the users instead of the administrators or </text:span><text:span text:style-name="T5">Robosane</text:span><text:span text:style-name="T4"> Personnel.</text:span></text:p>
      <text:p text:style-name="P6"/>
      <text:p text:style-name="P5"><text:span text:style-name="T4">RISM-CSH aims to provide the following:</text:span></text:p>
      <text:p text:style-name="P5"><text:span text:style-name="T4"><text:tab/>- An embedded implementation of the </text:span><text:span text:style-name="T5">Robosane</text:span><text:span text:style-name="T4"> </text:span><text:span text:style-name="T5">Website</text:span><text:span text:style-name="T4">:</text:span></text:p>
      <text:p text:style-name="P5"><text:span text:style-name="T4"><text:tab/><text:tab/>- User Account Handling</text:span></text:p>
      <text:p text:style-name="P5"><text:span text:style-name="T4"><text:tab/><text:tab/>- Automatic Sign-in and secure storage of credentials.</text:span></text:p>
      <text:p text:style-name="P5"><text:span text:style-name="T4"><text:tab/><text:tab/>- Cookie storage for "Remember Me" browser functionality.</text:span></text:p>
      <text:p text:style-name="P5"><text:span text:style-name="T4"><text:tab/><text:tab/>- [Reach] Notification system for UDDEIM Messages.</text:span></text:p>
      <text:p text:style-name="P5"><text:span text:style-name="T4"><text:tab/>- Act as a background process to automatically check for Notifications.</text:span></text:p>
      <text:p text:style-name="P5"><text:span text:style-name="T4"><text:tab/>- A mild sense of humor.</text:span></text:p>
      <text:p text:style-name="P5"><text:span text:style-name="T4"><text:tab/>- Utilities for launching and managing games:</text:span></text:p>
      <text:p text:style-name="P5"><text:span text:style-name="T4"><text:tab/><text:tab/>- Support for </text:span></text:p>
      <text:p text:style-name="P5"><text:span text:style-name="T4"><text:tab/>- Quick Start and Connect to (or embedded) </text:span><text:span text:style-name="T5">Robosane</text:span><text:span text:style-name="T4"> TeamSpeak3 Server.</text:span></text:p>
      <text:p text:style-name="P5"><text:span text:style-name="T4"><text:tab/>- Quick Start and Connect to (Steam API) </text:span><text:span text:style-name="T5">Robosane</text:span><text:span text:style-name="T4"> Steam-Based Game <text:tab/><text:tab/>servers.</text:span></text:p>
      <text:p text:style-name="P6"/>
      <text:p text:style-name="P5"><text:span text:style-name="T4">In the future this software hopes to provide:</text:span></text:p>
      <text:p text:style-name="P5"><text:span text:style-name="T4"><text:tab/>- Backup and Restore universal utilities.</text:span></text:p>
      <text:p text:style-name="P5"><text:span text:style-name="T4"><text:tab/>- Systems optimization utilities.</text:span></text:p>
      <text:p text:style-name="P6"/>
      <text:p text:style-name="P6"/>
      <text:p text:style-name="P5"><text:span text:style-name="T4">This application will make use of the following coding tactics:</text:span></text:p>
      <text:p text:style-name="P5"><text:span text:style-name="T4"><text:tab/>- Running as a background process with system-tray icon.</text:span></text:p>
      <text:p text:style-name="P5"><text:span text:style-name="T4"><text:tab/>- Use of </text:span><text:span text:style-name="T5">Regex</text:span><text:span text:style-name="T4"> expressions to reduce human input error.</text:span></text:p>
      <text:p text:style-name="P5"><text:span text:style-name="T4"><text:tab/>- Standard </text:span><text:span text:style-name="T5">Robosane</text:span><text:span text:style-name="T4"> Commenting and Formatting Conventions</text:span></text:p>
      <text:p text:style-name="P6"/>
      <text:p text:style-name="P5"><text:span text:style-name="T4">Specific Project </text:span><text:span text:style-name="T5">Reqs</text:span><text:span text:style-name="T4">:</text:span></text:p>
      <text:p text:style-name="P5"><text:span text:style-name="T4"><text:tab/>- Use of booleans: for all states of application, from 'site-active' to <text:tab/><text:tab/>'application-dormant'</text:span></text:p>
      <text:p text:style-name="P5"><text:span text:style-name="T4"><text:tab/>- Control statements: Everywhere, difficult not to include. Entire <text:tab/><text:tab/>program wrapped in state-based loop.</text:span></text:p>
      <text:p text:style-name="P5"><text:span text:style-name="T4"><text:tab/>- Input: Mainly GUI, input for messaging, credentials, posting, etc.</text:span></text:p>
      <text:p text:style-name="P5"><text:span text:style-name="T4"><text:tab/>- Error checking: All inputs will be case-based and always include a <text:tab/><text:tab/>last resort non-match case.</text:span></text:p>
      <text:p text:style-name="P5"><text:span text:style-name="T4"><text:tab/>- Documentation: This code will be commented and documented using <text:tab/><text:tab/>Robosane's coding standard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09T18:50:29.265099248</dc:date>
    <meta:editing-duration>P0D</meta:editing-duration>
    <meta:editing-cycles>1</meta:editing-cycles>
    <meta:document-statistic meta:table-count="0" meta:image-count="0" meta:object-count="0" meta:page-count="1" meta:paragraph-count="37" meta:word-count="306" meta:character-count="2242" meta:non-whitespace-character-count="1892"/>
  </office:meta>
</office:document-meta>
</file>